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oft-page-break/><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oft-page-break/><text:s/>Death Has a Shadow (devilish vampire whine drinkers beleaguering to stack Joe with STD's and keep their fiery prescriptions overshadowing the dwindling exploitation of the sadistically marginalized poor angels stuck in bagel trafficking welfare circles of ADHD)</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text:soft-page-break/>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text:soft-page-break/>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text:soft-page-break/>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ext:soft-page-break/>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soft-page-break/><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text:soft-page-break/>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text:soft-page-break/>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text:soft-page-break/>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text:soft-page-break/>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text:soft-page-break/>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text:soft-page-break/>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text:soft-page-break/>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text:soft-page-break/>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text:soft-page-break/>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text:soft-page-break/>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text:soft-page-break/>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text:soft-page-break/>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text:soft-page-break/>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text:soft-page-break/>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text:soft-page-break/>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text:soft-page-break/>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text:soft-page-break/>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text:soft-page-break/>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text:soft-page-break/>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text:soft-page-break/>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text:soft-page-break/>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text:soft-page-break/>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text:soft-page-break/>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text:soft-page-break/>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text:soft-page-break/>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text:soft-page-break/>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text:soft-page-break/>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isolated and discarded destitute. <text:s/>With every day, it grows easier to justify ending this ungodly way of life for anything more wherein I retain my final might in death. <text:s/>The danger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0T16:01:54.351000000</dc:date>
    <meta:editing-duration>PT1H40M24S</meta:editing-duration>
    <meta:editing-cycles>99</meta:editing-cycles>
    <meta:generator>LibreOffice/7.2.1.2$Windows_X86_64 LibreOffice_project/87b77fad49947c1441b67c559c339af8f3517e22</meta:generator>
    <meta:document-statistic meta:table-count="0" meta:image-count="0" meta:object-count="0" meta:page-count="232" meta:paragraph-count="2749" meta:word-count="155997" meta:character-count="870859" meta:non-whitespace-character-count="707596"/>
  </office:meta>
</office:document-meta>
</file>